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6.16mm"/>
    </style:style>
    <style:style style:name="co2" style:family="table-column">
      <style:table-column-properties fo:break-before="auto" style:column-width="201.33mm"/>
    </style:style>
    <style:style style:name="co3" style:family="table-column">
      <style:table-column-properties fo:break-before="auto" style:column-width="50.0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n" style:apply-style-name="Accent" style:base-cell-address="Hoja1.D2"/>
      <style:map style:condition="cell-content()=y" style:apply-style-name="Accent" style:base-cell-address="Hoja1.D2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n" style:apply-style-name="Accent" style:base-cell-address="Hoja1.D2"/>
      <style:map style:condition="cell-content()=y" style:apply-style-name="Accent" style:base-cell-address="Hoja1.D2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Encargado</text:p>
          </table:table-cell>
          <table:table-cell table:style-name="ce1" office:value-type="string" calcext:value-type="string">
            <text:p>Listo</text:p>
          </table:table-cell>
        </table:table-row>
        <table:table-row table:style-name="ro1">
          <table:table-cell office:value-type="string" calcext:value-type="string">
            <text:p>Dar funcionalidades al jugador</text:p>
          </table:table-cell>
          <table:table-cell office:value-type="string" calcext:value-type="string">
            <text:p>Hacer que el jugador pueda interactuar con sus sprites más simples, saltar, agacharse, golpear y desplazarse. Definir modelo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acer el mapa desplazable</text:p>
          </table:table-cell>
          <table:table-cell office:value-type="string" calcext:value-type="string">
            <text:p>Implementar que el mapa se desplace junto con el jugador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argar objetos en el mapa</text:p>
          </table:table-cell>
          <table:table-cell office:value-type="string" calcext:value-type="string">
            <text:p>Incluir diversos sprites y colocarlos en el mapa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teracción objetos – jugador</text:p>
          </table:table-cell>
          <table:table-cell office:value-type="string" calcext:value-type="string">
            <text:p>Definir el comportamiento del jugador al golpear un objeto, interacción con el sprite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teracción armas – jugador</text:p>
          </table:table-cell>
          <table:table-cell office:value-type="string" calcext:value-type="string">
            <text:p>Definir el comportamiento del jugador al golpear un objeto, interacción con el sprite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ibujado de jugador</text:p>
          </table:table-cell>
          <table:table-cell office:value-type="string" calcext:value-type="string">
            <text:p>Incluir sprites y visualizar jugador funcional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ibujado de enemigo Andore</text:p>
          </table:table-cell>
          <table:table-cell office:value-type="string" calcext:value-type="string">
            <text:p>Diseñar visual a partir de sprite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ibujado de enemigo Axl</text:p>
          </table:table-cell>
          <table:table-cell office:value-type="string" calcext:value-type="string">
            <text:p>Diseñar visual a partir de sprite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ibujado de enemigo Dug</text:p>
          </table:table-cell>
          <table:table-cell office:value-type="string" calcext:value-type="string">
            <text:p>Diseñar visual a partir de sprite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ibujado de enemigo El Gado</text:p>
          </table:table-cell>
          <table:table-cell office:value-type="string" calcext:value-type="string">
            <text:p>Diseñar visual a partir de sprite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ibujado de enemigo Jtwo</text:p>
          </table:table-cell>
          <table:table-cell office:value-type="string" calcext:value-type="string">
            <text:p>Diseñar visual a partir de sprite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ibujado de enemigo Oriber</text:p>
          </table:table-cell>
          <table:table-cell office:value-type="string" calcext:value-type="string">
            <text:p>Diseñar visual a partir de sprite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ibujado de enemigo Roxy</text:p>
          </table:table-cell>
          <table:table-cell office:value-type="string" calcext:value-type="string">
            <text:p>Diseñar visual a partir de sprite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ibujado de enemigo Boss 1</text:p>
          </table:table-cell>
          <table:table-cell office:value-type="string" calcext:value-type="string">
            <text:p>Diseñar visual a partir de sprite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ibujado de enemigo Boss 2</text:p>
          </table:table-cell>
          <table:table-cell office:value-type="string" calcext:value-type="string">
            <text:p>Diseñar visual a partir de sprite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iseñar comportamiento IA simple</text:p>
          </table:table-cell>
          <table:table-cell office:value-type="string" calcext:value-type="string">
            <text:p>Diseñar comportamiento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iseñar comportamiento IA violento</text:p>
          </table:table-cell>
          <table:table-cell office:value-type="string" calcext:value-type="string">
            <text:p>Diseñar comportamiento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iseñar comportamiento IA Boss 1</text:p>
          </table:table-cell>
          <table:table-cell office:value-type="string" calcext:value-type="string">
            <text:p>Diseñar comportamiento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iseñar comportamiento IA Boss 2</text:p>
          </table:table-cell>
          <table:table-cell office:value-type="string" calcext:value-type="string">
            <text:p>Diseñar comportamiento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 table:number-rows-repeated="111">
          <table:table-cell table:number-columns-repeated="4"/>
        </table:table-row>
        <table:table-row table:style-name="ro1" table:number-rows-repeated="32">
          <table:table-cell table:number-columns-repeated="3"/>
          <table:table-cell table:style-name="ce3"/>
        </table:table-row>
        <table:table-row table:style-name="ro1" table:number-rows-repeated="39">
          <table:table-cell table:number-columns-repeated="3"/>
          <table:table-cell table:style-name="ce1"/>
        </table:table-row>
        <table:table-row table:style-name="ro1">
          <table:table-cell table:number-columns-repeated="3"/>
          <table:table-cell table:style-name="ce1"/>
        </table:table-row>
        <calcext:conditional-formats>
          <calcext:conditional-format calcext:target-range-address="Hoja1.D2:Hoja1.D163">
            <calcext:condition calcext:apply-style-name="Accent" calcext:value="=n" calcext:base-cell-address="Hoja1.D2"/>
            <calcext:condition calcext:apply-style-name="Accent" calcext:value="=y" calcext:base-cell-address="Hoja1.D2"/>
          </calcext:conditional-format>
          <calcext:conditional-format calcext:target-range-address="Hoja1.D2:Hoja1.D131">
            <calcext:condition calcext:apply-style-name="Bad" calcext:value="=&quot;n&quot;" calcext:base-cell-address="Hoja1.D2"/>
            <calcext:condition calcext:apply-style-name="Good" calcext:value="=&quot;y&quot;" calcext:base-cell-address="Hoja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19:36:06.745647938</meta:creation-date>
    <dc:date>2019-09-14T19:54:07.826642157</dc:date>
    <meta:editing-duration>PT7M29S</meta:editing-duration>
    <meta:editing-cycles>1</meta:editing-cycles>
    <meta:document-statistic meta:table-count="1" meta:cell-count="61" meta:object-count="0"/>
    <meta:generator>LibreOffice/6.0.7.3$Linux_X86_64 LibreOffice_project/00m0$Build-3</meta:generator>
  </office:meta>
</office:document-meta>
</file>